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117D291C8813BF782ED.png" manifest:media-type="image/png"/>
  <manifest:file-entry manifest:full-path="Pictures/1000000000000273000000E0D5F6FA6875791FAB.png" manifest:media-type="image/png"/>
  <manifest:file-entry manifest:full-path="Pictures/100000000000029800000108176BE16AABABF06B.png" manifest:media-type="image/png"/>
  <manifest:file-entry manifest:full-path="Pictures/100000000000034E0000012751B19CD3456A69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6.624cm" svg:x="1cm" svg:y="1.176cm">
          <draw:image xlink:href="Pictures/100000000000034E0000012751B19CD3456A690E.png" xlink:type="simple" xlink:show="embed" xlink:actuate="onLoad">
            <text:p/>
          </draw:image>
        </draw:frame>
        <draw:frame draw:style-name="gr1" draw:text-style-name="P1" draw:layer="layout" svg:width="17.567cm" svg:height="6.984cm" svg:x="1.5cm" svg:y="7cm">
          <draw:image xlink:href="Pictures/100000000000029800000108176BE16AABABF06B.png" xlink:type="simple" xlink:show="embed" xlink:actuate="onLoad">
            <text:p/>
          </draw:image>
        </draw:frame>
        <draw:frame draw:style-name="gr1" draw:text-style-name="P1" draw:layer="layout" svg:width="17.197cm" svg:height="7.381cm" svg:x="1.8cm" svg:y="12.919cm">
          <draw:image xlink:href="Pictures/100000000000028A00000117D291C8813BF782ED.png" xlink:type="simple" xlink:show="embed" xlink:actuate="onLoad">
            <text:p/>
          </draw:image>
        </draw:frame>
        <draw:frame draw:style-name="gr1" draw:text-style-name="P1" draw:layer="layout" svg:width="16.588cm" svg:height="5.926cm" svg:x="2cm" svg:y="20.9cm">
          <draw:image xlink:href="Pictures/1000000000000273000000E0D5F6FA6875791FA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02:42:26.114943988</meta:creation-date>
    <dc:date>2018-10-24T02:45:05.180206201</dc:date>
    <meta:editing-duration>PT2M39S</meta:editing-duration>
    <meta:editing-cycles>1</meta:editing-cycles>
    <meta:document-statistic meta:object-count="4"/>
    <meta:generator>LibreOffice/5.1.6.2$Linux_X86_64 LibreOffice_project/10m0$Build-2</meta:generator>
  </office:meta>
</office:document-meta>
</file>